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onale Netze </text:p>
      <text:p text:style-name="P1"><text:tab/>Nicht Lineare Klassifikation</text:p>
      <text:p text:style-name="P3"><text:tab/><text:tab/>-Falls man Probleme hat, die nicht durch Trennung von Hyperebenen lösen lassen</text:p>
      <text:p text:style-name="P3"><text:tab/><text:tab/>-zu komplexe Probleme</text:p>
      <text:p text:style-name="P3"><text:tab/><text:tab/>-zu viele Variablen wärens für Regression</text:p>
      <text:p text:style-name="P3"><text:tab/><text:tab/>-Man stellt sich vor man teilt die räume der logistischen regression in noch mehr <text:tab/><text:tab/><text:tab/>räume</text:p>
      <text:p text:style-name="P3"><text:tab/><text:tab/></text:p>
      <text:p text:style-name="P3"><text:tab/>-Selbe Grundidee, Alles zum lernen ist genau das gleiche</text:p>
      <text:p text:style-name="P3"><text:tab/>-Man hat Input, in form von mehreren Werten und ein Skalar als output Pro Neuron</text:p>
      <text:p text:style-name="P3"><text:tab/><text:tab/>-Inputs werden wie bei regressionen verrechnet</text:p>
      <text:p text:style-name="P3"><text:tab/><text:tab/>-Outputs sind Inputs für nächsten Layer</text:p>
      <text:p text:style-name="P3"><text:tab/><text:tab/>-Es gitb Input Layer Output Layer und Hidden Layers in der Mitte</text:p>
      <text:p text:style-name="P3"><text:tab/><text:tab/>-geht in der Regel vorwärts</text:p>
      <text:p text:style-name="P3"><text:tab/>-Berechnung</text:p>
      <text:p text:style-name="P3"><text:tab/><text:tab/>-Pro Layer Umwandlung Gibt es eine Matrix</text:p>
      <text:p text:style-name="P3"><text:tab/><text:tab/>-Erste Zeile sind die Tetas für alle Inputs und den ersten Output</text:p>
      <text:p text:style-name="P3"><text:tab/><text:tab/>-Zweite Zeile sind die Tetas für alle Inputs und den zweiten Output</text:p>
      <text:p text:style-name="P3"><text:tab/><text:tab/>-...</text:p>
      <text:p text:style-name="P3"><text:tab/><text:tab/>-Clou: Sigmuid(GewichtsMtrix*inputVektor) → neue Layer Input Vektor</text:p>
      <text:p text:style-name="P3"><text:tab/><text:tab/><text:tab/>-Muss aber noch ne 1 oben drauf</text:p>
      <text:p text:style-name="P3"><text:tab/>-Lernen</text:p>
      <text:p text:style-name="P3"><text:tab/><text:tab/>-Gewichte Lernen</text:p>
      <text:p text:style-name="P3"><text:tab/><text:tab/><text:tab/>-Wir wissen Inputs</text:p>
      <text:p text:style-name="P3"><text:tab/><text:tab/><text:tab/>-Wir wissen output</text:p>
      <text:p text:style-name="P3"><text:tab/><text:tab/><text:tab/>-Wir wissen was rauskommen soll</text:p>
      <text:p text:style-name="P3"><text:tab/><text:tab/><text:tab/>-Wies geht nächstes mal</text:p>
      <text:p text:style-name="P3"/>
      <text:p text:style-name="P3"><text:tab/>Direkte Übertragung aus Natur wäre:</text:p>
      <text:p text:style-name="P3"><text:tab/><text:tab/>-Inputs werden summiert</text:p>
      <text:p text:style-name="P3"><text:tab/><text:tab/>-Ab bestimmter Schwellwertüberschreitung wird gefeuert in nächster Zelle</text:p>
      <text:p text:style-name="P3"><text:tab/>Logik Gatter aus Neuronales Netzwerk:</text:p>
      <text:p text:style-name="P3"><text:tab/><text:tab/>-And Bsp. 1 Bias ist -30; x1 Bias ist 20; x2 Bias ist 20 (z.B.)</text:p>
      <text:p text:style-name="P3"><text:tab/><text:tab/><text:tab/>-Wenn 0 und 1 als input, dann werden die verundet.</text:p>
      <text:p text:style-name="P3"><text:tab/><text:tab/>-Rechnes nach dann kannst du die die anderen Logik dinger denken</text:p>
      <text:p text:style-name="P3"><text:tab/><text:tab/>-XOR: Aus Erstem Level einmal And und !And</text:p>
      <text:p text:style-name="P3"><text:tab/><text:tab/><text:tab/>-Aus den Ergebnissen ein OR</text:p>
      <text:p text:style-name="P3"><text:tab/><text:tab/><text:tab/>-Das Ergebnis mit NOT</text:p>
      <text:p text:style-name="P3"><text:tab/><text:tab/><text:tab/>→ XOR</text:p>
      <text:p text:style-name="P3"><text:tab/><text:tab/><text:tab/>→ Es werden 2 Lineare Trenner als Linien angewendet und die einzelnen <text:tab/><text:tab/><text:tab/>Trenner verodert</text:p>
      <text:p text:style-name="P3"/>
      <text:p text:style-name="P3"><text:tab/>-<text:span text:style-name="T1">BackPropergation</text:span></text:p>
      <text:p text:style-name="P3"><text:span text:style-name="T1"><text:tab/><text:tab/></text:span>-Wie hängt ein Fehler mit einem beliebigen Teta zusammen?</text:p>
      <text:p text:style-name="P3"><text:tab/><text:tab/>(-Wie bei Kettenregel)</text:p>
      <text:p text:style-name="P3"><text:tab/><text:tab/>-Man sieht den Gang von einem Input zu einem Output als Funktion z.B.:</text:p>
      <text:p text:style-name="P3"><text:tab/><text:tab/><text:tab/>- *Teta(1) , Sigmuid , *Teta(2) , Sigmuid </text:p>
      <text:p text:style-name="P3"><text:tab/><text:tab/><text:tab/>→ Ableiten nach teta(1) und dann nach teta(2) mit der Kettenregel:</text:p>
      <text:p text:style-name="P3"><text:tab/><text:tab/><text:tab/><text:tab/>-Aber alles ist noch in Kostenfunktion ½ * (output-y)²</text:p>
      <text:p text:style-name="P3"><text:tab/><text:tab/><text:tab/>→ Schau Folien an</text:p>
      <text:p text:style-name="P3"><text:tab/><text:tab/><text:tab/>-SigmuidFunktion g(x): Ableitung:</text:p>
      <text:p text:style-name="P3"><text:tab/><text:tab/><text:tab/><text:tab/>→ g(x)*(1-g(x))</text:p>
      <text:p text:style-name="P3"><text:soft-page-break/><text:tab/><text:tab/>-Mit Ableitung dann Gradient Descent</text:p>
      <text:p text:style-name="P3"/>
      <text:p text:style-name="P3"><text:tab/><text:tab/>-Bei eigentlicher zurückrechnung mehrere Wege zu einem Teta</text:p>
      <text:p text:style-name="P3"><text:tab/><text:tab/>-Gewichtete DeltaWerte Durchschnitt errechnen ( wie auf Folien)</text:p>
      <text:p text:style-name="P3"/>
      <text:p text:style-name="P1">LernTypen:</text:p>
      <text:p text:style-name="P3"><text:tab/>-Batch Learning</text:p>
      <text:p text:style-name="P3"><text:tab/><text:tab/>-Zurückrechnen und alle Ergebnisse verdurchschnitten</text:p>
      <text:p text:style-name="P3"><text:tab/><text:tab/>++kann schneller sein, weil man Updates nicht so oft machen muss</text:p>
      <text:p text:style-name="P3"><text:tab/><text:tab/>--Beispiele neutralisieren sich bisschen</text:p>
      <text:p text:style-name="P3"><text:tab/>-Online Learning</text:p>
      <text:p text:style-name="P3"><text:tab/><text:tab/>-Nach jedem Beispiel werden Gewichte aktualisiert</text:p>
      <text:p text:style-name="P3"><text:tab/>-Mini Batches</text:p>
      <text:p text:style-name="P3"><text:tab/><text:tab/>-Kleine Stapel zusammen, dann zum nächsten Stapel</text:p>
      <text:p text:style-name="P3"><text:tab/><text:tab/>→ mach man am öftesten</text:p>
      <text:p text:style-name="P3"/>
      <text:p text:style-name="P1">Testen ob Backpropagation funktioniert</text:p>
      <text:p text:style-name="P1"><text:span text:style-name="T2"><text:tab/>-Ableitung approximieren mit Steigungsdreieck</text:span></text:p>
      <text:p text:style-name="P1"><text:span text:style-name="T2"><text:tab/>-</text:span><text:span text:style-name="T2"><draw:frame draw:style-name="fr1" draw:name="Objekt1" text:anchor-type="as-char" svg:y="-0.637cm" svg:width="6.001cm" svg:height="1.0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2"><text:tab/>-Bei dem Teta das man testet</text:span><text:span text:style-name="T2"><draw:frame draw:style-name="fr1" draw:name="Objekt2" text:anchor-type="as-char" svg:y="-0.272cm" svg:width="0.439cm" svg:height="0.37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dazutun und abziehen, ergebnisse vom Neural Network <text:tab/><text:tab/>abziehen der wert der rauskommt sollte so sein wie das delta des tetas</text:span></text:p>
      <text:p text:style-name="P1"><text:span text:style-name="T2"><text:tab/>-Man macht das nicht statt backpropagation, weils zu teuer ist</text:span></text:p>
      <text:p text:style-name="P1"><text:span text:style-name="T2"><text:tab/>-Also nur als Test</text:span></text:p>
      <text:p text:style-name="P1"><text:span text:style-name="T2"/></text:p>
      <text:p text:style-name="P1">Sigmuid Ersatz</text:p>
      <text:p text:style-name="P1"><text:span text:style-name="T2"><text:tab/>-ReLu Rectified Linear Unit</text:span></text:p>
      <text:p text:style-name="P1"><text:span text:style-name="T2"><text:tab/>-Softplus</text:span><text:span text:style-name="T2"><draw:frame draw:style-name="fr1" draw:name="Objekt3" text:anchor-type="as-char" svg:y="-0.437cm" svg:width="3.066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Ableitung ist Sigmoid funktion)</text:span></text:p>
      <text:p text:style-name="P1"><text:span text:style-name="T2"><text:tab/>-Modifizierte ReLu funktion</text:span></text:p>
      <text:p text:style-name="P1"><text:span text:style-name="T2"><text:tab/>-ReLu lernt schneller, weils auch mal sagen kann: Das ist jetzt aber WIRKLICH so</text:span></text:p>
      <text:p text:style-name="P1"><text:span text:style-name="T2"><text:tab/><text:tab/>-Sigmoid sagt immer nur: ja is so oder nich aber nie is WIRKLICH so</text:span></text:p>
      <text:p text:style-name="P1"><text:span text:style-name="T2"/></text:p>
      <text:p text:style-name="P1">Wie Viele Knoten und Layers</text:p>
      <text:p text:style-name="P1"><text:span text:style-name="T2"><text:tab/>-Input Nodes halt wie viele Inputs es gibt</text:span></text:p>
      <text:p text:style-name="P1"><text:span text:style-name="T2"><text:tab/>-Output Nodes halt wie viele outputs man haben will</text:span></text:p>
      <text:p text:style-name="P1"><text:span text:style-name="T2"><text:tab/>-Wie viele Hidden Layers und Knoten da drin gibts keine eindeutigen Regeln</text:span></text:p>
      <text:p text:style-name="P1"><text:span text:style-name="T2"/></text:p>
      <text:p text:style-name="P1">Over Under Fitting und zu große Parameter verhindern</text:p>
      <text:p text:style-name="P1"><text:span text:style-name="T2"><text:tab/>-Regularisierung gegen große Werte:</text:span></text:p>
      <text:p text:style-name="P1"><text:span text:style-name="T2"><text:tab/><text:tab/>Kosten Funktion: + alle tetas quadriert und aufsummiert</text:span></text:p>
      <text:p text:style-name="P1"><text:span text:style-name="T2"><text:tab/><text:tab/><text:tab/>→ wenn tetas groß oder klein sind is schlecht</text:span></text:p>
      <text:p text:style-name="P1"><text:span text:style-name="T2"><text:tab/><text:tab/>-Genaue Formel und Ableitung in Foli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04:29.50</meta:creation-date>
    <dc:date>2015-07-02T14:54:35.44</dc:date>
    <meta:editing-duration>PT4H38M40S</meta:editing-duration>
    <meta:editing-cycles>39</meta:editing-cycles>
    <meta:generator>OpenOffice.org/3.4.1$Win32 OpenOffice.org_project/341m1$Build-9593</meta:generator>
    <meta:document-statistic meta:table-count="0" meta:image-count="0" meta:object-count="3" meta:page-count="2" meta:paragraph-count="82" meta:word-count="540" meta:character-count="3534"/>
  </office:meta>
</office:document-meta>
</file>

<file path=Object 1/content.xml><?xml version="1.0" encoding="utf-8"?>
<math xmlns="http://www.w3.org/1998/Math/MathML">
  <semantics>
    <mrow>
      <mrow>
        <mo stretchy="false">(</mo>
        <mrow>
          <mfrac>
            <mi>d</mi>
            <mi mathvariant="italic">dx</mi>
          </mfrac>
        </mrow>
        <mo stretchy="false">)</mo>
      </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o stretchy="false">(</mo>
            <mrow>
              <mi>f</mi>
              <mrow>
                <mrow>
                  <mo stretchy="false">(</mo>
                  <mrow>
                    <mrow>
                      <mi>x</mi>
                      <mo stretchy="false">+</mo>
                      <mo stretchy="false">ϕ</mo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row>
                    <mi>x</mi>
                    <mo stretchy="false">−</mo>
                    <mo stretchy="false">ϕ</mo>
                  </mrow>
                </mrow>
                <mo stretchy="false">)</mo>
              </mrow>
            </mrow>
            <mo stretchy="false">)</mo>
          </mrow>
          <mrow>
            <mo stretchy="false">(</mo>
            <mrow>
              <mn>2</mn>
              <mo stretchy="false">ϕ</mo>
            </mrow>
            <mo stretchy="false">)</mo>
          </mrow>
        </mfrac>
      </mrow>
    </mrow>
    <annotation encoding="StarMath 5.0">(d over dx) f(x) = (f(x+%phi)-f(x-%phi)) over (2%phi)</annotation>
  </semantics>
</math>
</file>

<file path=Object 2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row>
            <mn>1</mn>
            <mo stretchy="false">+</mo>
            <msup>
              <mi>e</mi>
              <mi>x</mi>
            </msup>
          </mrow>
        </mrow>
        <mo stretchy="false">)</mo>
      </mrow>
    </mrow>
    <annotation encoding="StarMath 5.0">f(x) = ln(1+e^x)</annotation>
  </semantics>
</math>
</file>